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1.8134in"/>
    </style:style>
    <style:style style:name="co3" style:family="table-column">
      <style:table-column-properties fo:break-before="auto" style:column-width="1.9681in"/>
    </style:style>
    <style:style style:name="co4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2339in"/>
    </style:style>
    <style:style style:name="co7" style:family="table-column">
      <style:table-column-properties fo:break-before="auto" style:column-width="0.548in"/>
    </style:style>
    <style:style style:name="co8" style:family="table-column">
      <style:table-column-properties fo:break-before="auto" style:column-width="1.7917in"/>
    </style:style>
    <style:style style:name="co16" style:family="table-column">
      <style:table-column-properties fo:break-before="auto" style:column-width="0.4256in"/>
    </style:style>
    <style:style style:name="co17" style:family="table-column">
      <style:table-column-properties fo:break-before="auto" style:column-width="1.2583in"/>
    </style:style>
    <style:style style:name="co18" style:family="table-column">
      <style:table-column-properties fo:break-before="auto" style:column-width="1.9244in"/>
    </style:style>
    <style:style style:name="co19" style:family="table-column">
      <style:table-column-properties fo:break-before="auto" style:column-width="1.2362in"/>
    </style:style>
    <style:style style:name="co20" style:family="table-column">
      <style:table-column-properties fo:break-before="auto" style:column-width="1.1709in"/>
    </style:style>
    <style:style style:name="co9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7929in"/>
    </style:style>
    <style:style style:name="co22" style:family="table-column">
      <style:table-column-properties fo:break-before="auto" style:column-width="0.4043in"/>
    </style:style>
    <style:style style:name="co23" style:family="table-column">
      <style:table-column-properties fo:break-before="auto" style:column-width="2.3811in"/>
    </style:style>
    <style:style style:name="co24" style:family="table-column">
      <style:table-column-properties fo:break-before="auto" style:column-width="1.9445in"/>
    </style:style>
    <style:style style:name="co25" style:family="table-column">
      <style:table-column-properties fo:break-before="auto" style:column-width="1.7256in"/>
    </style:style>
    <style:style style:name="co26" style:family="table-column">
      <style:table-column-properties fo:break-before="auto" style:column-width="1.6492in"/>
    </style:style>
    <style:style style:name="co27" style:family="table-column">
      <style:table-column-properties fo:break-before="auto" style:column-width="1.6717in"/>
    </style:style>
    <style:style style:name="co28" style:family="table-column">
      <style:table-column-properties fo:break-before="auto" style:column-width="0.5457in"/>
    </style:style>
    <style:style style:name="co29" style:family="table-column">
      <style:table-column-properties fo:break-before="auto" style:column-width="1.2453in"/>
    </style:style>
    <style:style style:name="co30" style:family="table-column">
      <style:table-column-properties fo:break-before="auto" style:column-width="1.4638in"/>
    </style:style>
    <style:style style:name="co31" style:family="table-column">
      <style:table-column-properties fo:break-before="auto" style:column-width="3.0154in"/>
    </style:style>
    <style:style style:name="co32" style:family="table-column">
      <style:table-column-properties fo:break-before="auto" style:column-width="2.3598in"/>
    </style:style>
    <style:style style:name="co33" style:family="table-column">
      <style:table-column-properties fo:break-before="auto" style:column-width="1.3764in"/>
    </style:style>
    <style:style style:name="co34" style:family="table-column">
      <style:table-column-properties fo:break-before="auto" style:column-width="0.9827in"/>
    </style:style>
    <style:style style:name="co35" style:family="table-column">
      <style:table-column-properties fo:break-before="auto" style:column-width="0.43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1.3472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 tableooo:tab-color="#cccc99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99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008in solid #000000" style:vertical-align="top"/>
      <style:paragraph-properties fo:text-align="center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99" fo:border="0.0008in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vertical-align="top"/>
      <style:paragraph-properties fo:text-align="justify" fo:margin-left="0in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style:vertical-align="top"/>
      <style:paragraph-properties fo:text-align="justify" fo:margin-left="0in"/>
    </style:style>
    <style:style style:name="ce10" style:family="table-cell" style:parent-style-name="Default">
      <style:table-cell-properties fo:background-color="#eeeeee" fo:border="0.0008in solid #000000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top"/>
      <style:paragraph-properties fo:text-align="justify" fo:margin-left="0in"/>
    </style:style>
    <style:style style:name="ce12" style:family="table-cell" style:parent-style-name="Default">
      <style:table-cell-properties fo:background-color="#eeeeee" style:text-align-source="fix" style:repeat-content="false" fo:border="0.0008in solid #000000" style:vertical-align="top"/>
      <style:paragraph-properties fo:text-align="center" fo:margin-left="0in"/>
    </style:style>
    <style:style style:name="ce13" style:family="table-cell" style:parent-style-name="Default">
      <style:table-cell-properties fo:background-color="#eeeeee" style:text-align-source="fix" style:repeat-content="false" fo:border="0.0008in solid #000000" style:vertical-align="top"/>
      <style:paragraph-properties fo:text-align="justify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justify" fo:margin-left="0in"/>
    </style:style>
    <style:style style:name="ce15" style:family="table-cell" style:parent-style-name="Default">
      <style:table-cell-properties fo:background-color="#eeeeee" style:text-align-source="fix" style:repeat-content="false" fo:border="0.0008in solid #000000"/>
      <style:paragraph-properties fo:text-align="justify" fo:margin-left="0in"/>
    </style:style>
    <style:style style:name="ce16" style:family="table-cell" style:parent-style-name="Default">
      <style:table-cell-properties fo:background-color="#eeeeee" fo:border="0.0008in solid #000000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TestCase&quot;Мухоморка&quot;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>
            <text:p>№</text:p>
          </table:table-cell>
          <table:table-cell table:style-name="ce3" office:value-type="string">
            <text:p>Step Description</text:p>
          </table:table-cell>
          <table:table-cell table:style-name="ce3" office:value-type="string">
            <text:p>Pre-Conditions</text:p>
          </table:table-cell>
          <table:table-cell table:style-name="ce3" office:value-type="string">
            <text:p>Step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bservations/Commen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ink “Снимки от магазина”</text:p>
          </table:table-cell>
          <table:table-cell office:value-type="string">
            <text:p>Click to section “Мухоморка”</text:p>
          </table:table-cell>
          <table:table-cell office:value-type="string">
            <text:p>Click link “Снимки от магазина” - София</text:p>
          </table:table-cell>
          <table:table-cell office:value-type="string">
            <text:p>Should be load pictures of shop.</text:p>
          </table:table-cell>
          <table:table-cell office:value-type="string">
            <text:p>Load picture of shop.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nk “Снимки от магазина”</text:p>
          </table:table-cell>
          <table:table-cell office:value-type="string">
            <text:p>Click to section “Мухоморка”</text:p>
          </table:table-cell>
          <table:table-cell office:value-type="string">
            <text:p>Click link “Снимки от магазина” - Несебър</text:p>
          </table:table-cell>
          <table:table-cell office:value-type="string">
            <text:p>Should be load pictures of shop.</text:p>
          </table:table-cell>
          <table:table-cell office:value-type="string">
            <text:p>Load picture of shop.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5" office:value-type="string">
            <text:p>Link “Тук”</text:p>
          </table:table-cell>
          <table:table-cell office:value-type="string">
            <text:p>Click to section “Мухоморка”</text:p>
          </table:table-cell>
          <table:table-cell table:style-name="ce5" office:value-type="string">
            <text:p>Click to link “Тук”.</text:p>
          </table:table-cell>
          <table:table-cell table:style-name="ce5" office:value-type="string">
            <text:p>Should be open to new tab information about the goods is made.</text:p>
          </table:table-cell>
          <table:table-cell table:style-name="ce5" office:value-type="string">
            <text:p>Open to new tab information about the goods is made.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</table:table>
      <table:table table:name="TestCase &quot;Магазинът&quot;" table:style-name="ta1" table:print="false">
        <table:table-column table:style-name="co22" table:default-cell-style-name="ce2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8" table:default-cell-style-name="ce9"/>
        <table:table-column table:style-name="co26" table:default-cell-style-name="ce9"/>
        <table:table-column table:style-name="co9" table:default-cell-style-name="ce9"/>
        <table:table-column table:style-name="co27" table:default-cell-style-name="ce9"/>
        <table:table-column table:style-name="co9" table:default-cell-style-name="Default"/>
        <table:table-row table:style-name="ro7">
          <table:table-cell table:style-name="ce1" office:value-type="string">
            <text:p>№</text:p>
          </table:table-cell>
          <table:table-cell table:style-name="ce3" office:value-type="string">
            <text:p>Step Description</text:p>
          </table:table-cell>
          <table:table-cell table:style-name="ce3" office:value-type="string">
            <text:p>Pre-Conditions</text:p>
          </table:table-cell>
          <table:table-cell table:style-name="ce3" office:value-type="string">
            <text:p>Step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bservations/Comments</text:p>
          </table:table-cell>
          <table:table-cell office:value-type="string">
            <text:p>Bug ID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Load item for sale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Click Section “МАГАЗИНЪТ”.</text:p>
          </table:table-cell>
          <table:table-cell table:style-name="ce4" office:value-type="string">
            <text:p>1. Load tree groups items. <text:s text:c="16"/>2. Load store information.</text:p>
          </table:table-cell>
          <table:table-cell table:style-name="ce4" office:value-type="string">
            <text:p>1. Load tree groups items. 2.Loading store information.</text:p>
          </table:table-cell>
          <table:table-cell table:style-name="ce4" office:value-type="string">
            <text:p>PASS</text:p>
          </table:table-cell>
          <table:table-cell table:style-name="ce4"/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4" office:value-type="string">
            <text:p>Open someone item</text:p>
          </table:table-cell>
          <table:table-cell table:style-name="ce4" office:value-type="string">
            <text:p>Open section “МАГАЗИНЪТ”</text:p>
          </table:table-cell>
          <table:table-cell table:style-name="ce4" office:value-type="string">
            <text:p>1. Click on one of the item.</text:p>
          </table:table-cell>
          <table:table-cell table:style-name="ce4" office:value-type="string">
            <text:p>Should be load item and its information.</text:p>
          </table:table-cell>
          <table:table-cell table:style-name="ce4" office:value-type="string">
            <text:p>Load item and its information.</text:p>
          </table:table-cell>
          <table:table-cell table:style-name="ce4"/>
          <table:table-cell table:style-name="ce4" office:value-type="string">
            <text:p>Loading in same window</text:p>
          </table:table-cell>
          <table:table-cell/>
        </table:table-row>
        <table:table-row table:style-name="ro10">
          <table:table-cell office:value-type="float" office:value="3">
            <text:p>3</text:p>
          </table:table-cell>
          <table:table-cell table:style-name="ce13" office:value-type="string">
            <text:p>Check the contents of the structure of article</text:p>
          </table:table-cell>
          <table:table-cell office:value-type="string">
            <text:p>Open section “МАГАЗИНЪТ”</text:p>
          </table:table-cell>
          <table:table-cell office:value-type="string">
            <text:p>1. Click “Аксесоари за дома”; <text:s text:c="17"/><text:s text:c="7"/>2. Click “Вази”, “Висящи”, “Други”, “Кутии”, “Свещници”, <text:s/>“Статуетки и фигурки”, “Стенни украшения”, “Хранене и сервиране”.</text:p>
          </table:table-cell>
          <table:table-cell office:value-type="string">
            <text:p>Should be load the articles according to the group which contains the information to them for price and product name.</text:p>
          </table:table-cell>
          <table:table-cell office:value-type="string">
            <text:p>Load articles according to the group which contains the information to them for price and product name.</text:p>
          </table:table-cell>
          <table:table-cell table:number-columns-repeated="3"/>
        </table:table-row>
        <table:table-row table:style-name="ro11">
          <table:table-cell office:value-type="float" office:value="4">
            <text:p>4</text:p>
          </table:table-cell>
          <table:table-cell table:style-name="ce13" office:value-type="string">
            <text:p>Check the contents of the structure of article</text:p>
          </table:table-cell>
          <table:table-cell office:value-type="string">
            <text:p>Open section “МАГАЗИНЪТ”</text:p>
          </table:table-cell>
          <table:table-cell office:value-type="string">
            <text:p>1. Click one of the someone section.</text:p>
          </table:table-cell>
          <table:table-cell office:value-type="string">
            <text:p>Should be load the articles according to the group which contains the information to them for price and product name.</text:p>
          </table:table-cell>
          <table:table-cell office:value-type="string">
            <text:p>Load articles according to the group which contains the information to them for price and product name.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earch box</text:p>
          </table:table-cell>
          <table:table-cell office:value-type="string">
            <text:p>Open section “МАГАЗИНЪТ”</text:p>
          </table:table-cell>
          <table:table-cell office:value-type="string">
            <text:p>1. Click Search box <text:s/><text:s text:c="5"/>2. Write a word or sumbol contained in the article name eg “лотус”.</text:p>
          </table:table-cell>
          <table:table-cell office:value-type="string">
            <text:p>Should be load all item containing <text:s/>the word “лотус”.</text:p>
          </table:table-cell>
          <table:table-cell office:value-type="string">
            <text:p>Load all item containing the word “лотус”.</text:p>
          </table:table-cell>
          <table:table-cell table:number-columns-repeated="3"/>
        </table:table-row>
        <table:table-row table:style-name="ro2">
          <table:table-cell table:style-name="ce12" office:value-type="float" office:value="6">
            <text:p>6</text:p>
          </table:table-cell>
          <table:table-cell office:value-type="string">
            <text:p>Sort items</text:p>
          </table:table-cell>
          <table:table-cell office:value-type="string">
            <text:p>Open section “МАГАЗИНЪТ”</text:p>
          </table:table-cell>
          <table:table-cell office:value-type="string">
            <text:p>1. Sort by sing “Първо най-евтините”.</text:p>
          </table:table-cell>
          <table:table-cell office:value-type="string">
            <text:p>Should be load items with the lowest price in ascending row.</text:p>
          </table:table-cell>
          <table:table-cell office:value-type="string">
            <text:p>Sort by items with the lowest price in ascending row.</text:p>
          </table:table-cell>
          <table:table-cell table:number-columns-repeated="3"/>
        </table:table-row>
        <table:table-row table:style-name="ro2">
          <table:table-cell table:style-name="ce12" office:value-type="float" office:value="7">
            <text:p>7</text:p>
          </table:table-cell>
          <table:table-cell office:value-type="string">
            <text:p>Sort items</text:p>
          </table:table-cell>
          <table:table-cell office:value-type="string">
            <text:p>Open section “МАГАЗИНЪТ”</text:p>
          </table:table-cell>
          <table:table-cell office:value-type="string">
            <text:p>Sort by sing “Първо най – скъпите”.</text:p>
          </table:table-cell>
          <table:table-cell office:value-type="string">
            <text:p>Should be load items with the highest price in descending row.</text:p>
          </table:table-cell>
          <table:table-cell office:value-type="string">
            <text:p>Sort by item with the highest price in descending row.</text:p>
          </table:table-cell>
          <table:table-cell table:number-columns-repeated="3"/>
        </table:table-row>
        <table:table-row table:style-name="ro5">
          <table:table-cell table:style-name="ce12" office:value-type="float" office:value="8">
            <text:p>8</text:p>
          </table:table-cell>
          <table:table-cell office:value-type="string">
            <text:p>Sort items</text:p>
          </table:table-cell>
          <table:table-cell office:value-type="string">
            <text:p>Open section “МАГАЗИНЪТ”</text:p>
          </table:table-cell>
          <table:table-cell office:value-type="string">
            <text:p>Sort by sing “Първо най-новите”.</text:p>
          </table:table-cell>
          <table:table-cell office:value-type="string">
            <text:p>Should be load most recent items.</text:p>
          </table:table-cell>
          <table:table-cell office:value-type="string">
            <text:p>Sort by most recent item.</text:p>
          </table:table-cell>
          <table:table-cell table:number-columns-repeated="3"/>
        </table:table-row>
        <table:table-row table:style-name="ro2">
          <table:table-cell table:style-name="ce12" office:value-type="float" office:value="9">
            <text:p>9</text:p>
          </table:table-cell>
          <table:table-cell office:value-type="string">
            <text:p>Back to top /arrow/</text:p>
          </table:table-cell>
          <table:table-cell office:value-type="string">
            <text:p>Open section “МАГАЗИНЪТ”</text:p>
          </table:table-cell>
          <table:table-cell office:value-type="string">
            <text:p>1.Scroll to bottom of page. 2. Click button “Back to top” .</text:p>
          </table:table-cell>
          <table:table-cell office:value-type="string">
            <text:p>Should be back to top.</text:p>
          </table:table-cell>
          <table:table-cell office:value-type="string">
            <text:p>Back to top of page.</text:p>
          </table:table-cell>
          <table:table-cell table:number-columns-repeated="3"/>
        </table:table-row>
        <table:table-row table:style-name="ro2">
          <table:table-cell table:style-name="ce12" office:value-type="float" office:value="10">
            <text:p>10</text:p>
          </table:table-cell>
          <table:table-cell office:value-type="string">
            <text:p>Counting items in shopping cart </text:p>
          </table:table-cell>
          <table:table-cell office:value-type="string">
            <text:p>Open section “МАГАЗИНЪТ”</text:p>
          </table:table-cell>
          <table:table-cell office:value-type="string">
            <text:p>1. Click “Аксесоари за дома”; 2. Click “Вази” 3. Click to shopping cart</text:p>
          </table:table-cell>
          <table:table-cell office:value-type="string">
            <text:p>The icon of the cart must appear “1”.</text:p>
          </table:table-cell>
          <table:table-cell office:value-type="string">
            <text:p>The icon of the cart appears 1/indication item in cart/</text:p>
          </table:table-cell>
          <table:table-cell table:style-name="ce14" table:number-columns-repeated="2"/>
          <table:table-cell/>
        </table:table-row>
      </table:table>
      <table:table table:name="TestCase &quot;OM&quot;" table:style-name="ta1" table:print="false">
        <table:table-column table:style-name="co16" table:default-cell-style-name="ce2"/>
        <table:table-column table:style-name="co17" table:default-cell-style-name="ce4"/>
        <table:table-column table:style-name="co18" table:default-cell-style-name="ce3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9" table:default-cell-style-name="ce4"/>
        <table:table-column table:style-name="co21" table:default-cell-style-name="ce4"/>
        <table:table-row table:style-name="ro1">
          <table:table-cell table:style-name="ce1" office:value-type="string">
            <text:p>№</text:p>
          </table:table-cell>
          <table:table-cell table:style-name="ce3" office:value-type="string">
            <text:p>Step Description</text:p>
          </table:table-cell>
          <table:table-cell office:value-type="string">
            <text:p>Pre-Conditions</text:p>
          </table:table-cell>
          <table:table-cell table:style-name="ce3" office:value-type="string">
            <text:p>Step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bservations/Comments</text:p>
          </table:table-cell>
        </table:table-row>
        <table:table-row table:style-name="ro8">
          <table:table-cell office:value-type="float" office:value="1">
            <text:p>1</text:p>
          </table:table-cell>
          <table:table-cell table:style-name="ce10" office:value-type="string">
            <text:p>Click “ОМ”</text:p>
          </table:table-cell>
          <table:table-cell table:style-name="ce10" office:value-type="string">
            <text:p>NA</text:p>
          </table:table-cell>
          <table:table-cell table:style-name="ce10" office:value-type="string">
            <text:p>Click section “ОМ”</text:p>
          </table:table-cell>
          <table:table-cell table:number-columns-repeated="2" table:style-name="ce10" office:value-type="string">
            <text:p>Start home page</text:p>
          </table:table-cell>
          <table:table-cell table:style-name="ce10" office:value-type="string">
            <text:p>PASS</text:p>
          </table:table-cell>
          <table:table-cell table:style-name="ce10" office:value-type="string">
            <text:p>NA</text:p>
          </table:table-cell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Click sections<text:span text:style-name="T1"> </text:span><text:span text:style-name="T1">“Индия”, </text:span><text:span text:style-name="T1">“Непал”, </text:span><text:span text:style-name="T1">“Тайланд”,“Индо</text:span><text:span text:style-name="T1">незия”, </text:span><text:span text:style-name="T1">“Турция”, </text:span><text:span text:style-name="T1">“Сирия”, </text:span><text:span text:style-name="T1">“Виетнам” </text:span></text:p>
          </table:table-cell>
          <table:table-cell table:style-name="ce4" office:value-type="string">
            <text:p>Click “ОМ”.</text:p>
          </table:table-cell>
          <table:table-cell office:value-type="string">
            <text:p>Open section “Магазинът” and article from <text:span text:style-name="T1">respective group.</text:span></text:p>
          </table:table-cell>
          <table:table-cell office:value-type="string">
            <text:p>Should be open section Магазинът” and article from <text:span text:style-name="T1">respective group.</text:span></text:p>
          </table:table-cell>
          <table:table-cell office:value-type="string">
            <text:p>Open section “Магазинът” and article from<text:span text:style-name="T1"> </text:span><text:span text:style-name="T1">respective group.</text:span>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lick button “Facebook”</text:p>
          </table:table-cell>
          <table:table-cell table:style-name="ce11" office:value-type="string">
            <text:p>Should have it on every page.</text:p>
          </table:table-cell>
          <table:table-cell office:value-type="string">
            <text:p>Click button “Facebook”</text:p>
          </table:table-cell>
          <table:table-cell office:value-type="string">
            <text:p>Should be open new window and start Facebook.</text:p>
          </table:table-cell>
          <table:table-cell office:value-type="string">
            <text:p>Open new window and start Facebook.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9" office:value-type="string">
            <text:p>Test the Slider</text:p>
          </table:table-cell>
          <table:table-cell table:style-name="ce9" office:value-type="string">
            <text:p>Click “ОМ”.</text:p>
          </table:table-cell>
          <table:table-cell table:style-name="ce9" office:value-type="string">
            <text:p>Click to slider</text:p>
          </table:table-cell>
          <table:table-cell table:style-name="ce9" office:value-type="string">
            <text:p>Should be change to next picture.</text:p>
          </table:table-cell>
          <table:table-cell table:style-name="ce9" office:value-type="string">
            <text:p>Change to next picture.</text:p>
          </table:table-cell>
          <table:table-cell office:value-type="string">
            <text:p>PASS</text:p>
          </table:table-cell>
          <table:table-cell office:value-type="string">
            <text:p>NA</text:p>
          </table:table-cell>
        </table:table-row>
      </table:table>
      <table:table table:name="TestCase Shopping chart" table:style-name="ta1" table:print="false">
        <table:table-column table:style-name="co28" table:default-cell-style-name="ce12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16"/>
        <table:table-column table:style-name="co21" table:default-cell-style-name="Default"/>
        <table:table-column table:style-name="co35" table:default-cell-style-name="Default"/>
        <table:table-row table:style-name="ro8">
          <table:table-cell table:style-name="ce1" office:value-type="string">
            <text:p>№</text:p>
          </table:table-cell>
          <table:table-cell table:style-name="ce3" office:value-type="string">
            <text:p>Step Description</text:p>
          </table:table-cell>
          <table:table-cell table:style-name="ce3" office:value-type="string">
            <text:p>Pre-Conditions</text:p>
          </table:table-cell>
          <table:table-cell table:style-name="ce3" office:value-type="string">
            <text:p>Step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Observations/Comments</text:p>
          </table:table-cell>
          <table:table-cell/>
        </table:table-row>
        <table:table-row table:style-name="ro11">
          <table:table-cell office:value-type="float" office:value="1">
            <text:p>1</text:p>
          </table:table-cell>
          <table:table-cell office:value-type="string">
            <text:p>Test button “КУПИ”</text:p>
          </table:table-cell>
          <table:table-cell office:value-type="string">
            <text:p>Open section “МАГАЗИНЪТ”</text:p>
          </table:table-cell>
          <table:table-cell office:value-type="string">
            <text:p>1. Click one of the item 2. Click button “КУПИ”</text:p>
          </table:table-cell>
          <table:table-cell office:value-type="string">
            <text:p><text:s/>Should be appear with a message: “беше успешно добавен в количката ” and button “В количката”.</text:p>
          </table:table-cell>
          <table:table-cell office:value-type="string">
            <text:p>Box appears with a message: “беше успешно добавен в количката ” and button “В количката”</text:p>
          </table:table-cell>
          <table:table-cell table:style-name="ce9" table:number-columns-repeated="2"/>
          <table:table-cell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Push button “В количката”</text:p>
          </table:table-cell>
          <table:table-cell office:value-type="string">
            <text:p>Open section “МАГАЗИНЪТ”</text:p>
          </table:table-cell>
          <table:table-cell office:value-type="string">
            <text:p>1. Click one of the item <text:s/>2. Click button “КУПИ” <text:s text:c="3"/>3. Push button “В количката”</text:p>
          </table:table-cell>
          <table:table-cell office:value-type="string">
            <text:p>Should be open the shopping cart</text:p>
          </table:table-cell>
          <table:table-cell office:value-type="string">
            <text:p>Open the shopping cart</text:p>
          </table:table-cell>
          <table:table-cell table:style-name="ce9"/>
          <table:table-cell table:style-name="ce9" office:value-type="string">
            <text:p>Loading in same window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ounting items in shopping cart </text:p>
          </table:table-cell>
          <table:table-cell office:value-type="string">
            <text:p>Open section “МАГАЗИНЪТ”</text:p>
          </table:table-cell>
          <table:table-cell office:value-type="string">
            <text:p>1. Click “Аксесоари за дома”;2. Click “Вази” 3. Click on the icon of <text:s/>shopping cart item “Лилава тениска с ОМ” <text:s/>4. Click on the icon of shopping cart item “Блуза със сърце”.</text:p>
          </table:table-cell>
          <table:table-cell office:value-type="string">
            <text:p>The icon of the cart must appear “2” /item in the shopping cart/</text:p>
          </table:table-cell>
          <table:table-cell office:value-type="string">
            <text:p>The icon of the cart appears 2/indication item in cart/</text:p>
          </table:table-cell>
          <table:table-cell/>
          <table:table-cell table:style-name="ce16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readcrump</text:p>
          </table:table-cell>
          <table:table-cell office:value-type="string">
            <text:p>Open section “МАГАЗИНЪТ”</text:p>
          </table:table-cell>
          <table:table-cell office:value-type="string">
            <text:p>1. Click section “Бижутерия” <text:s text:c="3"/>2. Click sub section “Гердани”; 3. Back to one step from Breadcrump /”Бижутерия”/.</text:p>
          </table:table-cell>
          <table:table-cell office:value-type="string">
            <text:p>Should be load item of the section “Бижутерия”</text:p>
          </table:table-cell>
          <table:table-cell office:value-type="string">
            <text:p>Loading item of the section “Бижутерия”</text:p>
          </table:table-cell>
          <table:table-cell table:style-name="ce9" table:number-columns-repeated="2"/>
          <table:table-cell/>
        </table:table-row>
        <table:table-row table:style-name="ro11">
          <table:table-cell office:value-type="float" office:value="5">
            <text:p>5</text:p>
          </table:table-cell>
          <table:table-cell office:value-type="string">
            <text:p>Product remove</text:p>
          </table:table-cell>
          <table:table-cell office:value-type="string">
            <text:p>Open Shopping chart with items</text:p>
          </table:table-cell>
          <table:table-cell office:value-type="string">
            <text:p>Click to button “product remove”.</text:p>
          </table:table-cell>
          <table:table-cell office:value-type="string">
            <text:p>Should be remove this item of the shopping cart and show message “Количката е обновена”.</text:p>
          </table:table-cell>
          <table:table-cell office:value-type="string">
            <text:p>Remove this item of the shopping chart and show message “Количката е обновена”.</text:p>
          </table:table-cell>
          <table:table-cell table:style-name="ce9" table:number-columns-repeated="2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ncrease the number of items.</text:p>
          </table:table-cell>
          <table:table-cell office:value-type="string">
            <text:p>Open Shopping chart with items</text:p>
          </table:table-cell>
          <table:table-cell office:value-type="string">
            <text:p>1.Click to button “plus”. 2. Click button “Обновяване на количка”</text:p>
          </table:table-cell>
          <table:table-cell office:value-type="string">
            <text:p>Sum of total price should be increase whit price of item.</text:p>
          </table:table-cell>
          <table:table-cell office:value-type="string">
            <text:p>Sum of total price increase whit price of item.</text:p>
          </table:table-cell>
          <table:table-cell/>
          <table:table-cell table:style-name="ce16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ncrease the number of items.</text:p>
          </table:table-cell>
          <table:table-cell office:value-type="string">
            <text:p>Open Shopping chart with items</text:p>
          </table:table-cell>
          <table:table-cell office:value-type="string">
            <text:p>1.Click to button “minus”. 2. Click button “Обновяване на количка”</text:p>
          </table:table-cell>
          <table:table-cell office:value-type="string">
            <text:p>Sum of total price should be decrease whit price of item.</text:p>
          </table:table-cell>
          <table:table-cell office:value-type="string">
            <text:p>Sum of total price decrease whit price of item.</text:p>
          </table:table-cell>
          <table:table-cell/>
          <table:table-cell table:style-name="ce16"/>
          <table:table-cell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lick button “ПОРЪЧАЙ”</text:p>
          </table:table-cell>
          <table:table-cell office:value-type="string">
            <text:p>Open Shopping chart with items</text:p>
          </table:table-cell>
          <table:table-cell office:value-type="string">
            <text:p>Click button “ПОРЪЧАЙ”</text:p>
          </table:table-cell>
          <table:table-cell office:value-type="string">
            <text:p>Should be load window “Поръчка”.</text:p>
          </table:table-cell>
          <table:table-cell office:value-type="string">
            <text:p>Loading window “Поръчка”.</text:p>
          </table:table-cell>
          <table:table-cell/>
          <table:table-cell table:style-name="ce16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lick button “ПОРЪЧАЙ”</text:p>
          </table:table-cell>
          <table:table-cell office:value-type="string">
            <text:p>Open Shopping chart with items</text:p>
          </table:table-cell>
          <table:table-cell office:value-type="string">
            <text:p>1.Click button “ПОРЪЧАЙ”. 2. Fill in the required fields. 3. Click button “Поръчка”.</text:p>
          </table:table-cell>
          <table:table-cell office:value-type="string">
            <text:p>Should be load window with information for order.</text:p>
          </table:table-cell>
          <table:table-cell table:style-name="ce15" office:value-type="string">
            <text:p>Loading window with <text:s/>information for order.</text:p>
          </table:table-cell>
          <table:table-cell/>
          <table:table-cell table:style-name="ce16"/>
          <table:table-cell/>
        </table:table-row>
        <table:table-row table:style-name="ro5">
          <table:table-cell office:value-type="float" office:value="10">
            <text:p>10</text:p>
          </table:table-cell>
          <table:table-cell table:style-name="ce15" office:value-type="string">
            <text:p>Shipping method radio button</text:p>
          </table:table-cell>
          <table:table-cell office:value-type="string">
            <text:p>Open Shopping chart with items</text:p>
          </table:table-cell>
          <table:table-cell office:value-type="string">
            <text:p>1. Click radio button for shipping “За София”.</text:p>
          </table:table-cell>
          <table:table-cell table:style-name="ce15" office:value-type="string">
            <text:p>Should be selected the radio button “За София”.</text:p>
          </table:table-cell>
          <table:table-cell table:style-name="ce15" office:value-type="string">
            <text:p>Select the radio buttron “За София”.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hipping method radio button</text:p>
          </table:table-cell>
          <table:table-cell office:value-type="string">
            <text:p>Open Shopping chart with items</text:p>
          </table:table-cell>
          <table:table-cell office:value-type="string">
            <text:p>1. Click radio button for shipping “За София”.</text:p>
          </table:table-cell>
          <table:table-cell table:style-name="ce15" office:value-type="string">
            <text:p>Should be added the amount of supply to the total amount of the order /+3,5лв./</text:p>
          </table:table-cell>
          <table:table-cell table:style-name="ce15" office:value-type="string">
            <text:p>Add the amount of supply to the total amount of the order.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hipping method radio button</text:p>
          </table:table-cell>
          <table:table-cell office:value-type="string">
            <text:p>Open Shopping chart with items</text:p>
          </table:table-cell>
          <table:table-cell office:value-type="string">
            <text:p>1. Click radio button for shipping “За Страната”.</text:p>
          </table:table-cell>
          <table:table-cell office:value-type="string">
            <text:p>Should be selected the radio button “За Страната”.</text:p>
          </table:table-cell>
          <table:table-cell office:value-type="string">
            <text:p>Select the radio buttron “За Сграната”.</text:p>
          </table:table-cell>
          <table:table-cell table:style-name="ce14"/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hipping method radio button</text:p>
          </table:table-cell>
          <table:table-cell office:value-type="string">
            <text:p>Open Shopping chart with items</text:p>
          </table:table-cell>
          <table:table-cell office:value-type="string">
            <text:p>1. Click radio button for shipping “За Страната”.</text:p>
          </table:table-cell>
          <table:table-cell table:style-name="ce15" office:value-type="string">
            <text:p>Should be added the amount of supply to the total amount of the order /+5,00лв./</text:p>
          </table:table-cell>
          <table:table-cell table:style-name="ce15" office:value-type="string">
            <text:p>Add the amount of supply to the total amount of the order.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Click link “Клекнете тук за вход”</text:p>
          </table:table-cell>
          <table:table-cell office:value-type="string">
            <text:p>Open Shopping chart with items</text:p>
          </table:table-cell>
          <table:table-cell office:value-type="string">
            <text:p>1. Click button “ПОРЪЧАЙ”. 2. Click link “Кликнете тук за вход”. 3. Fill the user name or email and password. 4. Click the button “Вход”.</text:p>
          </table:table-cell>
          <table:table-cell office:value-type="string">
            <text:p>Must successfully enter in the profile.</text:p>
          </table:table-cell>
          <table:table-cell office:value-type="string">
            <text:p>Successfully enter in the profile.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Link “Изгубена парола?”</text:p>
          </table:table-cell>
          <table:table-cell office:value-type="string">
            <text:p>Open Shopping chart with items</text:p>
          </table:table-cell>
          <table:table-cell office:value-type="string">
            <text:p>2. Click button “ПОРЪЧАЙ”. 2. Click link “Кликнете тук за вход”. 3. Click to link “Изгубена парола?”.</text:p>
          </table:table-cell>
          <table:table-cell office:value-type="string">
            <text:p>Should be load field for fill email for forget password.</text:p>
          </table:table-cell>
          <table:table-cell table:style-name="ce15" office:value-type="string">
            <text:p>Load field for fill email for forget password.</text:p>
          </table:table-cell>
          <table:table-cell table:style-name="Default"/>
          <table:table-cell table:number-columns-repeated="2"/>
        </table:table-row>
      </table:table>
      <table:table table:name="Sheet3" table:style-name="ta2" table:print="false">
        <table:table-column table:style-name="co9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8/23/2015</text:date>, <text:time>11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d</meta:initial-creator>
    <meta:creation-date>2015-08-20T12:24:22.88</meta:creation-date>
    <dc:date>2015-08-23T11:21:51.09</dc:date>
    <dc:creator>d d</dc:creator>
    <meta:editing-duration>P1DT11H57M1S</meta:editing-duration>
    <meta:editing-cycles>11</meta:editing-cycles>
    <meta:generator>OpenOffice/4.1.0$Win32 OpenOffice.org_project/410m18$Build-9764</meta:generator>
    <meta:document-statistic meta:table-count="5" meta:cell-count="242" meta:object-count="0"/>
  </office:meta>
</office:document-meta>
</file>